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{ motion } from "framer-motion";</text:p>
      <text:p text:style-name="Standard">import { useState } from "react";</text:p>
      <text:p text:style-name="Standard">import { cn } from "@/lib/utils";</text:p>
      <text:p text:style-name="Standard"/>
      <text:p text:style-name="Standard">const dummyChats = [</text:p>
      <text:p text:style-name="Standard"><text:s text:c="2"/>{</text:p>
      <text:p text:style-name="Standard"><text:s text:c="4"/>id: 1,</text:p>
      <text:p text:style-name="Standard"><text:s text:c="4"/>name: "Adenuga and co.",</text:p>
      <text:p text:style-name="Standard"><text:s text:c="4"/>message: "I'm sorry, we won't be able to provi...",</text:p>
      <text:p text:style-name="Standard"><text:s text:c="4"/>time: "12:23pm",</text:p>
      <text:p text:style-name="Standard"><text:s text:c="4"/>unread: 2,</text:p>
      <text:p text:style-name="Standard"><text:s text:c="4"/>active: true,</text:p>
      <text:p text:style-name="Standard"><text:s text:c="2"/>},</text:p>
      <text:p text:style-name="Standard"><text:s text:c="2"/>{</text:p>
      <text:p text:style-name="Standard"><text:s text:c="4"/>id: 2,</text:p>
      <text:p text:style-name="Standard"><text:s text:c="4"/>name: "Adegbile James",</text:p>
      <text:p text:style-name="Standard"><text:s text:c="4"/>message: "I'm sorry, we won't be able to provi...",</text:p>
      <text:p text:style-name="Standard"><text:s text:c="4"/>time: "Yesterday",</text:p>
      <text:p text:style-name="Standard"><text:s text:c="4"/>unread: 0,</text:p>
      <text:p text:style-name="Standard"><text:s text:c="2"/>},</text:p>
      <text:p text:style-name="Standard">];</text:p>
      <text:p text:style-name="Standard"/>
      <text:p text:style-name="Standard">const ChatSkeleton = () =&gt; {</text:p>
      <text:p text:style-name="Standard"><text:s text:c="2"/>const [activeTab, setActiveTab] = useState("Suppliers");</text:p>
      <text:p text:style-name="Standard"><text:s text:c="2"/>const [selectedChat, setSelectedChat] = useState(dummyChats[0]);</text:p>
      <text:p text:style-name="Standard"/>
      <text:p text:style-name="Standard"><text:s text:c="2"/>return (</text:p>
      <text:p text:style-name="Standard"><text:s text:c="4"/>&lt;div className="flex h-screen"&gt;</text:p>
      <text:p text:style-name="Standard"><text:s text:c="6"/>{/* Sidebar */}</text:p>
      <text:p text:style-name="Standard"><text:s text:c="6"/>&lt;aside className="w-64 bg-white border-r p-4 flex flex-col"&gt;</text:p>
      <text:p text:style-name="Standard"><text:s text:c="8"/>&lt;div className="mb-6"&gt;</text:p>
      <text:p text:style-name="Standard"><text:s text:c="10"/>&lt;p className="text-sm text-gray-500"&gt;HOME&lt;/p&gt;</text:p>
      <text:p text:style-name="Standard"><text:s text:c="10"/>&lt;ul className="space-y-3 mt-2"&gt;</text:p>
      <text:p text:style-name="Standard"><text:s text:c="12"/>&lt;li&gt;Dashboard&lt;/li&gt;</text:p>
      <text:p text:style-name="Standard"><text:s text:c="12"/>&lt;li&gt;Suppliers&lt;/li&gt;</text:p>
      <text:p text:style-name="Standard"><text:s text:c="12"/>&lt;li&gt;Artisans&lt;/li&gt;</text:p>
      <text:p text:style-name="Standard"><text:s text:c="12"/>&lt;li className="font-semibold text-blue-600"&gt;Messaging&lt;/li&gt;</text:p>
      <text:p text:style-name="Standard"><text:s text:c="10"/>&lt;/ul&gt;</text:p>
      <text:p text:style-name="Standard"><text:s text:c="8"/>&lt;/div&gt;</text:p>
      <text:p text:style-name="Standard"><text:s text:c="8"/>&lt;div className="mt-auto"&gt;</text:p>
      <text:p text:style-name="Standard"><text:s text:c="10"/>&lt;p className="text-sm text-gray-500"&gt;SETTINGS&lt;/p&gt;</text:p>
      <text:p text:style-name="Standard"><text:s text:c="10"/>&lt;ul className="space-y-3 mt-2"&gt;</text:p>
      <text:p text:style-name="Standard"><text:s text:c="12"/>&lt;li&gt;Privacy &amp; security&lt;/li&gt;</text:p>
      <text:p text:style-name="Standard"><text:s text:c="12"/>&lt;li&gt;Help&lt;/li&gt;</text:p>
      <text:p text:style-name="Standard"><text:s text:c="12"/>&lt;li&gt;Log out&lt;/li&gt;</text:p>
      <text:p text:style-name="Standard"><text:s text:c="10"/>&lt;/ul&gt;</text:p>
      <text:p text:style-name="Standard"><text:s text:c="8"/>&lt;/div&gt;</text:p>
      <text:p text:style-name="Standard"><text:s text:c="6"/>&lt;/aside&gt;</text:p>
      <text:p text:style-name="Standard"/>
      <text:p text:style-name="Standard"><text:s text:c="6"/>{/* Messaging Panel */}</text:p>
      <text:p text:style-name="Standard"><text:s text:c="6"/>&lt;div className="flex flex-1"&gt;</text:p>
      <text:p text:style-name="Standard"><text:s text:c="8"/>{/* Chat List */}</text:p>
      <text:p text:style-name="Standard"><text:soft-page-break/><text:s text:c="8"/>&lt;div className="w-96 border-r bg-gray-50"&gt;</text:p>
      <text:p text:style-name="Standard"><text:s text:c="10"/>&lt;div className="px-4 py-3 border-b"&gt;</text:p>
      <text:p text:style-name="Standard"><text:s text:c="12"/>&lt;h2 className="text-xl font-semibold"&gt;Messages&lt;/h2&gt;</text:p>
      <text:p text:style-name="Standard"><text:s text:c="12"/>&lt;p className="text-sm text-gray-500"&gt;</text:p>
      <text:p text:style-name="Standard"><text:s text:c="14"/>Communicate with suppliers and artisans.</text:p>
      <text:p text:style-name="Standard"><text:s text:c="12"/>&lt;/p&gt;</text:p>
      <text:p text:style-name="Standard"><text:s text:c="12"/>&lt;div className="mt-3 flex gap-2"&gt;</text:p>
      <text:p text:style-name="Standard"><text:s text:c="14"/>{['Suppliers', 'Workers'].map(tab =&gt; (</text:p>
      <text:p text:style-name="Standard"><text:s text:c="16"/>&lt;button</text:p>
      <text:p text:style-name="Standard"><text:s text:c="18"/>key={tab}</text:p>
      <text:p text:style-name="Standard"><text:s text:c="18"/>onClick={() =&gt; setActiveTab(tab)}</text:p>
      <text:p text:style-name="Standard"><text:s text:c="18"/>className={cn("px-3 py-1 rounded-full text-sm", {</text:p>
      <text:p text:style-name="Standard"><text:s text:c="20"/>'bg-gray-200 text-black': activeTab === tab,</text:p>
      <text:p text:style-name="Standard"><text:s text:c="20"/>'bg-white text-gray-500': activeTab !== tab,</text:p>
      <text:p text:style-name="Standard"><text:s text:c="18"/>})}</text:p>
      <text:p text:style-name="Standard"><text:s text:c="16"/>&gt;</text:p>
      <text:p text:style-name="Standard"><text:s text:c="18"/>{tab}</text:p>
      <text:p text:style-name="Standard"><text:s text:c="16"/>&lt;/button&gt;</text:p>
      <text:p text:style-name="Standard"><text:s text:c="14"/>))}</text:p>
      <text:p text:style-name="Standard"><text:s text:c="12"/>&lt;/div&gt;</text:p>
      <text:p text:style-name="Standard"><text:s text:c="10"/>&lt;/div&gt;</text:p>
      <text:p text:style-name="Standard"><text:s text:c="10"/>&lt;ul className="divide-y"&gt;</text:p>
      <text:p text:style-name="Standard"><text:s text:c="12"/>{dummyChats.map(chat =&gt; (</text:p>
      <text:p text:style-name="Standard"><text:s text:c="14"/>&lt;li</text:p>
      <text:p text:style-name="Standard"><text:s text:c="16"/>key={chat.id}</text:p>
      <text:p text:style-name="Standard"><text:s text:c="16"/>onClick={() =&gt; setSelectedChat(chat)}</text:p>
      <text:p text:style-name="Standard"><text:s text:c="16"/>className={cn("p-4 cursor-pointer hover:bg-blue-50", {</text:p>
      <text:p text:style-name="Standard"><text:s text:c="18"/>'bg-blue-100': chat.active,</text:p>
      <text:p text:style-name="Standard"><text:s text:c="16"/>})}</text:p>
      <text:p text:style-name="Standard"><text:s text:c="14"/>&gt;</text:p>
      <text:p text:style-name="Standard"><text:s text:c="16"/>&lt;div className="flex justify-between items-center"&gt;</text:p>
      <text:p text:style-name="Standard"><text:s text:c="18"/>&lt;h4 className="font-medium"&gt;{chat.name}&lt;/h4&gt;</text:p>
      <text:p text:style-name="Standard"><text:s text:c="18"/>&lt;span className="text-xs text-gray-500"&gt;{chat.time}&lt;/span&gt;</text:p>
      <text:p text:style-name="Standard"><text:s text:c="16"/>&lt;/div&gt;</text:p>
      <text:p text:style-name="Standard"><text:s text:c="16"/>&lt;div className="text-sm text-gray-500 flex justify-between"&gt;</text:p>
      <text:p text:style-name="Standard"><text:s text:c="18"/>&lt;p&gt;{chat.message}&lt;/p&gt;</text:p>
      <text:p text:style-name="Standard"><text:s text:c="18"/>{chat.unread &gt; 0 &amp;&amp; (</text:p>
      <text:p text:style-name="Standard"><text:s text:c="20"/>&lt;span className="bg-red-500 text-white text-xs px-2 py-0.5 rounded-full"&gt;</text:p>
      <text:p text:style-name="Standard"><text:s text:c="22"/>{chat.unread}</text:p>
      <text:p text:style-name="Standard"><text:s text:c="20"/>&lt;/span&gt;</text:p>
      <text:p text:style-name="Standard"><text:s text:c="18"/>)}</text:p>
      <text:p text:style-name="Standard"><text:s text:c="16"/>&lt;/div&gt;</text:p>
      <text:p text:style-name="Standard"><text:s text:c="14"/>&lt;/li&gt;</text:p>
      <text:p text:style-name="Standard"><text:s text:c="12"/>))}</text:p>
      <text:p text:style-name="Standard"><text:s text:c="10"/>&lt;/ul&gt;</text:p>
      <text:p text:style-name="Standard"><text:s text:c="8"/>&lt;/div&gt;</text:p>
      <text:p text:style-name="Standard"/>
      <text:p text:style-name="Standard"><text:s text:c="8"/>{/* Chat Window */}</text:p>
      <text:p text:style-name="Standard"><text:s text:c="8"/>&lt;div className="flex-1 p-6 flex flex-col"&gt;</text:p>
      <text:p text:style-name="Standard"><text:s text:c="10"/>&lt;div className="flex justify-between items-center border-b pb-4"&gt;</text:p>
      <text:p text:style-name="Standard"><text:s text:c="12"/>&lt;div&gt;</text:p>
      <text:p text:style-name="Standard"><text:s text:c="14"/>&lt;h3 className="text-lg font-semibold"&gt;{selectedChat.name}&lt;/h3&gt;</text:p>
      <text:p text:style-name="Standard"><text:soft-page-break/><text:s text:c="14"/>&lt;p className="text-sm text-gray-500"&gt;Supplier&lt;/p&gt;</text:p>
      <text:p text:style-name="Standard"><text:s text:c="12"/>&lt;/div&gt;</text:p>
      <text:p text:style-name="Standard"><text:s text:c="12"/>&lt;button className="text-sm text-blue-500 border px-4 py-1 rounded"&gt;</text:p>
      <text:p text:style-name="Standard"><text:s text:c="14"/>View profile</text:p>
      <text:p text:style-name="Standard"><text:s text:c="12"/>&lt;/button&gt;</text:p>
      <text:p text:style-name="Standard"><text:s text:c="10"/>&lt;/div&gt;</text:p>
      <text:p text:style-name="Standard"/>
      <text:p text:style-name="Standard"><text:s text:c="10"/>{/* Messages */}</text:p>
      <text:p text:style-name="Standard"><text:s text:c="10"/>&lt;div className="flex-1 my-4 space-y-4 overflow-y-auto"&gt;</text:p>
      <text:p text:style-name="Standard"><text:s text:c="12"/>&lt;div className="text-center text-sm text-gray-400"&gt;Today&lt;/div&gt;</text:p>
      <text:p text:style-name="Standard"><text:s text:c="12"/>&lt;motion.div</text:p>
      <text:p text:style-name="Standard"><text:s text:c="14"/>initial={{ opacity: 0, y: 10 }}</text:p>
      <text:p text:style-name="Standard"><text:s text:c="14"/>animate={{ opacity: 1, y: 0 }}</text:p>
      <text:p text:style-name="Standard"><text:s text:c="14"/>className="max-w-md bg-blue-100 p-3 rounded-lg self-start"</text:p>
      <text:p text:style-name="Standard"><text:s text:c="12"/>&gt;</text:p>
      <text:p text:style-name="Standard"><text:s text:c="14"/>&lt;p className="text-sm"&gt;</text:p>
      <text:p text:style-name="Standard"><text:s text:c="16"/>Good afternoon Mr. James. I believe you’re having a good day?</text:p>
      <text:p text:style-name="Standard"><text:s text:c="14"/>&lt;/p&gt;</text:p>
      <text:p text:style-name="Standard"><text:s text:c="12"/>&lt;/motion.div&gt;</text:p>
      <text:p text:style-name="Standard"><text:s text:c="12"/>&lt;motion.div</text:p>
      <text:p text:style-name="Standard"><text:s text:c="14"/>initial={{ opacity: 0, y: 10 }}</text:p>
      <text:p text:style-name="Standard"><text:s text:c="14"/>animate={{ opacity: 1, y: 0 }}</text:p>
      <text:p text:style-name="Standard"><text:s text:c="14"/>className="max-w-md bg-yellow-100 p-3 rounded-lg self-end"</text:p>
      <text:p text:style-name="Standard"><text:s text:c="12"/>&gt;</text:p>
      <text:p text:style-name="Standard"><text:s text:c="14"/>&lt;p className="text-sm"&gt;</text:p>
      <text:p text:style-name="Standard"><text:s text:c="16"/>Good afternoon Mr. James. I believe you’re having a good day?</text:p>
      <text:p text:style-name="Standard"><text:s text:c="14"/>&lt;/p&gt;</text:p>
      <text:p text:style-name="Standard"><text:s text:c="12"/>&lt;/motion.div&gt;</text:p>
      <text:p text:style-name="Standard"><text:s text:c="10"/>&lt;/div&gt;</text:p>
      <text:p text:style-name="Standard"/>
      <text:p text:style-name="Standard"><text:s text:c="10"/>{/* Input */}</text:p>
      <text:p text:style-name="Standard"><text:s text:c="10"/>&lt;div className="mt-auto border-t pt-4"&gt;</text:p>
      <text:p text:style-name="Standard"><text:s text:c="12"/>&lt;div className="flex gap-2 items-center"&gt;</text:p>
      <text:p text:style-name="Standard"><text:s text:c="14"/>&lt;textarea</text:p>
      <text:p text:style-name="Standard"><text:s text:c="16"/>className="flex-1 border rounded-lg p-2 resize-none"</text:p>
      <text:p text:style-name="Standard"><text:s text:c="16"/>placeholder="Type something..."</text:p>
      <text:p text:style-name="Standard"><text:s text:c="14"/>&gt;&lt;/textarea&gt;</text:p>
      <text:p text:style-name="Standard"><text:s text:c="14"/>&lt;button className="bg-blue-600 text-white px-4 py-2 rounded"&gt;</text:p>
      <text:p text:style-name="Standard"><text:s text:c="16"/>Send</text:p>
      <text:p text:style-name="Standard"><text:s text:c="14"/>&lt;/button&gt;</text:p>
      <text:p text:style-name="Standard"><text:s text:c="12"/>&lt;/div&gt;</text:p>
      <text:p text:style-name="Standard"><text:s text:c="10"/>&lt;/div&gt;</text:p>
      <text:p text:style-name="Standard"><text:s text:c="8"/>&lt;/div&gt;</text:p>
      <text:p text:style-name="Standard"><text:s text:c="6"/>&lt;/div&gt;</text:p>
      <text:p text:style-name="Standard"><text:s text:c="4"/>&lt;/div&gt;</text:p>
      <text:p text:style-name="Standard"><text:s text:c="2"/>);</text:p>
      <text:p text:style-name="Standard">};</text:p>
      <text:p text:style-name="Standard"/>
      <text:p text:style-name="Standard">export default ChatSkeleton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5:26:41.725040934</meta:creation-date>
    <dc:date>2025-04-05T15:27:15.069905658</dc:date>
    <meta:editing-duration>PT38S</meta:editing-duration>
    <meta:editing-cycles>1</meta:editing-cycles>
    <meta:document-statistic meta:table-count="0" meta:image-count="0" meta:object-count="0" meta:page-count="3" meta:paragraph-count="145" meta:word-count="403" meta:character-count="5005" meta:non-whitespace-character-count="3181"/>
    <meta:generator>LibreOffice/7.3.7.2$Linux_X86_64 LibreOffice_project/30$Build-2</meta:generator>
  </office:meta>
</office:document-meta>
</file>